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Alan Marcell de Oliveira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Resumo</text:h>
      <text:h text:style-name="Heading_20_3" text:outline-level="3">Objetivo Profissional</text:h>
      <text:p text:style-name="First_20_paragraph">Programador FullStack</text:p>
      <text:h text:style-name="Heading_20_3" text:outline-level="3">Tecnologias preferidas</text:h>
      <text:p text:style-name="First_20_paragraph">React, GraphQL, NodeJS, Docker, ES6, Typescript, MongoDB, Enzyme, Netlify.</text:p>
      <text:h text:style-name="Heading_20_3" text:outline-level="3">Metodologias preferidas</text:h>
      <text:p text:style-name="First_20_paragraph">Functional Programming, Test Driven Design (TDD), Clean Code, Mobile First.</text:p>
      <text:h text:style-name="Heading_20_3" text:outline-level="3">Ferramentas preferidas</text:h>
      <text:p text:style-name="First_20_paragraph">Visual Studio Code, Github, Linux, Terminator, Fish, Travis.</text:p>
      <text:p text:style-name="Horizontal_20_Line"/>
      <text:h text:style-name="Heading_20_2" text:outline-level="2">Experiência profissional</text:h>
      <text:h text:style-name="Heading_20_3" text:outline-level="3"><text:span text:style-name="T1">Budbuds.us</text:span> - Fullstack Developer</text:h>
      <text:p text:style-name="First_20_paragraph"><text:span text:style-name="Source_Text">01/11/2017 – 01/03/2018</text:span></text:p>
      <text:p text:style-name="Text_20_body">Aplicativo multiplataforma desenvolvido em React Native</text:p>
      <text:list text:style-name="L1">
        <text:list-item>
          <text:p text:style-name="P1"><text:span text:style-name="T1">Principais tecnologias:</text:span> React Native, Graphql, NodeJs, Docker, Hapi, Postgress, Redux, Redux-Saga, Jest, Enzyme</text:p>
        </text:list-item>
        <text:list-item>
          <text:p text:style-name="P1"><text:span text:style-name="T1">Principais metodologias:</text:span> Clean Code, TDD, MVP Canvas</text:p>
        </text:list-item>
      </text:list>
      <text:h text:style-name="Heading_20_3" text:outline-level="3"><text:span text:style-name="T1">Accenture</text:span> - Digital Business Integration Analyst</text:h>
      <text:p text:style-name="First_20_paragraph"><text:span text:style-name="Source_Text">01/08/2017 – 01/11/2017</text:span></text:p>
      <text:h text:style-name="Heading_20_3" text:outline-level="3"><text:span text:style-name="T1">FCamara Formação e Consultoria</text:span> - FullStack Developer</text:h>
      <text:p text:style-name="First_20_paragraph"><text:span text:style-name="Source_Text">07/12/2016 – 09/06/2017</text:span></text:p>
      <text:h text:style-name="Heading_20_5" text:outline-level="5">Linkapi - Plataforma de Integração</text:h>
      <text:list text:style-name="L2">
        <text:list-item>
          <text:p text:style-name="P2"><text:span text:style-name="T1">Principais tecnologias:</text:span> NodeJS, MongoDB, Docker, RabbitMQ, Pm2, Mocha, ES6</text:p>
        </text:list-item>
        <text:list-item>
          <text:p text:style-name="P2"><text:span text:style-name="T1">Principais metodologias:</text:span> Clean Code, TDD, MVP Canvas</text:p>
        </text:list-item>
      </text:list>
      <text:h text:style-name="Heading_20_5" text:outline-level="5">Bematech GDI - App em Ionic 2 para Gestão de Relatórios de PDV</text:h>
      <text:list text:style-name="L3">
        <text:list-item>
          <text:p text:style-name="P3"><text:span text:style-name="T1">Principais tecnologias:</text:span> Ionic 2, Angular2, Typescript</text:p>
        </text:list-item>
        <text:list-item>
          <text:p text:style-name="P3"><text:span text:style-name="T1">Principais metodologias:</text:span> Clean Code</text:p>
        </text:list-item>
      </text:list>
      <text:h text:style-name="Heading_20_5" text:outline-level="5">Projeto de análise de performance de e-commerce em ASP.NET</text:h>
      <text:list text:style-name="L4">
        <text:list-item>
          <text:p text:style-name="P4"><text:span text:style-name="T1">Principais tecnologias:</text:span> Visual Studio Web Test, New Relic, Dynatrace, Fiddler</text:p>
        </text:list-item>
      </text:list>
      <text:h text:style-name="Heading_20_5" text:outline-level="5">Ganhador do Big Hackaton-ONU na Campus Party 10 Projeto Health Keeper</text:h>
      <text:list text:style-name="L5">
        <text:list-item>
          <text:p text:style-name="P5"><text:span text:style-name="T1">Principais tecnologias:</text:span> AngularJs, NodeJS, MongoDB, Express</text:p>
        </text:list-item>
        <text:list-item>
          <text:p text:style-name="P5"><text:span text:style-name="T1">Principais metodologias:</text:span> MVP Canvas, Lean Startup, Desenvolvimento Ágil</text:p>
        </text:list-item>
      </text:list>
      <text:h text:style-name="Heading_20_3" text:outline-level="3"><text:span text:style-name="T1">Ângelo Ocanã Consultoria e Treinamentos</text:span> - Estagiário</text:h>
      <text:p text:style-name="First_20_paragraph"><text:span text:style-name="Source_Text">13/04/2016 – 13/10/2016</text:span></text:p>
      <text:h text:style-name="Heading_20_5" text:outline-level="5">Staffgeist - Desenvolvimento Web App para avaliação de ambiente de trabalho.</text:h>
      <text:list text:style-name="L6">
        <text:list-item>
          <text:p text:style-name="P6"><text:span text:style-name="T1">Principais tecnologias:</text:span> MVC, API, Angular JS, .NET 4.5 utilizando linguagem C#</text:p>
        </text:list-item>
        <text:list-item>
          <text:p text:style-name="P6"><text:span text:style-name="T1">Principais metodologias:</text:span> Domain Driven Design (DDD), Test Domain Development (TDD)</text:p>
        </text:list-item>
        <text:list-item>
          <text:p text:style-name="P6"><text:span text:style-name="T1">Banco de Dados:</text:span> MongoDB</text:p>
        </text:list-item>
      </text:list>
      <text:h text:style-name="Heading_20_3" text:outline-level="3"><text:span text:style-name="T1">Reorder Consultoria de Informática</text:span> - Analista de Suporte</text:h>
      <text:p text:style-name="First_20_paragraph"><text:span text:style-name="Source_Text">19/08/2016 – 13/06/2016</text:span></text:p>
      <text:p text:style-name="Text_20_body">Site suporte terceirizado em Data Center Tier III T-Systems: Administração de fitas de backup, monitoração física de servidores e infraestrutura, validação de incidentes e mudanças, acompanhamento técnico, instalação e desinstalação de equipamentos, recebimento e remessa de equipamentos, entre outras atribuições.</text:p>
      <text:h text:style-name="Heading_20_3" text:outline-level="3"><text:span text:style-name="T1">VIP Systems</text:span> - Analista Suporte Jr.</text:h>
      <text:p text:style-name="First_20_paragraph"><text:span text:style-name="Source_Text">02/2013 - 06/2013</text:span></text:p>
      <text:p text:style-name="Text_20_body">Atendimento e suporte para sistemas desenvolvidos na empresa, como de controle de acesso, sistemas de caixa, tecnologia RFID, etc… Manutenção e montagem de equipamentos para clientes e demonstrações comerciais, incluindo equipamentos RFID.</text:p>
      <text:h text:style-name="Heading_20_3" text:outline-level="3"><text:span text:style-name="T1">Sitel Brasil</text:span> - Analista de Suporte Jr.</text:h>
      <text:p text:style-name="First_20_paragraph"><text:span text:style-name="Source_Text">12/2012 - 02/2013</text:span></text:p>
      <text:p text:style-name="Text_20_body">Atendimento e suporte para equipamentos em Garantia Lenovo.</text:p>
      <text:p text:style-name="Horizontal_20_Line"/>
      <text:h text:style-name="Heading_20_2" text:outline-level="2">Perfil</text:h>
      <text:h text:style-name="Heading_20_3" text:outline-level="3">Formação</text:h>
      <text:h text:style-name="Heading_20_4" text:outline-level="4"><text:span text:style-name="T1">Analise e Desenvolvimento de Sistemas</text:span></text:h>
      <text:p text:style-name="First_20_paragraph">Fatec Carapicuiba</text:p>
      <text:p text:style-name="Text_20_body"><text:span text:style-name="Source_Text">02/2016 – Atual</text:span></text:p>
      <text:p text:style-name="Text_20_body"><text:span text:style-name="Source_Text">02/2013 – 06/2013</text:span></text:p>
      <text:h text:style-name="Heading_20_4" text:outline-level="4"><text:span text:style-name="T1">Informática para Internet</text:span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span text:style-name="T1">Ensino Médio</text:span></text:h>
      <text:p text:style-name="First_20_paragraph">Instituto Federal de Educação, Ciência e Tecnologia de São Paulo</text:p>
      <text:h text:style-name="Heading_20_4" text:outline-level="4"><text:span text:style-name="T1">Curso Teens Office</text:span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Cursos</text:h>
      <text:list text:style-name="L7">
        <text:list-item>
          <text:p text:style-name="P7"><text:span text:style-name="T1">Building Scalable APIs with GraphQL,</text:span> Samer Buna – Pluralsight</text:p>
        </text:list-item>
        <text:list-item>
          <text:p text:style-name="P7"><text:span text:style-name="T1">Building Data-driven React Applications with Relay, GraphQL, and Flux,</text:span> Samer Buna – Pluralsight</text:p>
        </text:list-item>
        <text:list-item>
          <text:p text:style-name="P7"><text:span text:style-name="T1">Advanced Node.js,</text:span> Samer Buna – Pluralsight</text:p>
        </text:list-item>
        <text:list-item>
          <text:p text:style-name="P7"><text:span text:style-name="T1">Understanding Machine Learning with Python,</text:span> Jerry Kurata – Pluralsight</text:p>
        </text:list-item>
        <text:list-item>
          <text:p text:style-name="P7"><text:span text:style-name="T1">AWS Developer - An Introduction to AWS Lambda,</text:span> Steve Michelotti – Pluralsight</text:p>
        </text:list-item>
        <text:list-item>
          <text:p text:style-name="P7"><text:span text:style-name="T1">Veja mais em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Idiomas</text:h>
      <text:list text:style-name="L8">
        <text:list-item>
          <text:p text:style-name="P8"><text:span text:style-name="T1">Inglês:</text:span> Avançado</text:p>
        </text:list-item>
        <text:list-item>
          <text:p text:style-name="P8"><text:span text:style-name="T1">Espanhol:</text:span> Intermediário</text:p>
        </text:list-item>
        <text:list-item>
          <text:p text:style-name="P8"><text:span text:style-name="T1">Francês:</text:span> Iniciante</text:p>
        </text:list-item>
      </text:list>
      <text:h text:style-name="Heading_20_3" text:outline-level="3">Conhecimentos</text:h>
      <text:p text:style-name="First_20_paragraph"><text:span text:style-name="T1">Tecnologias:</text:span> NodeJS, React, GraphQL, Docker, Angular, Typescript, Web API, HTML5, SASS, MongoDB, Ionic2, Mocha, Python, AWS Lambda.</text:p>
      <text:p text:style-name="Text_20_body"><text:span text:style-name="T1">Metodologias:</text:span> Functional Programming, Test Driven Design (TDD), Domain Driven Design (DDD), MVP Canvas, Design Thinking, Lean StartUp, Clean Code, Mobile First.</text:p>
      <text:p text:style-name="Text_20_body"><text:span text:style-name="T1">Ferramentas:</text:span> Visual Studio, VSCode, MongoChef, SourceTree, Github, Bitbuck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